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Eleme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lement.setMaxOccurs( String maxOccu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lement.setNam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lement.LocalEleme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lement.getMaxOccu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lement.setMinOccurs( int minOccu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lement.getMinOccu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lement.LocalElement( ElementDescriptor descriptor , Schema schem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